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OpenSansSemibold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Arial" fo:font-size="12pt" fo:letter-spacing="normal" fo:font-style="normal" fo:font-weight="normal" officeooo:rsid="0014dd89" officeooo:paragraph-rsid="0014dd89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4dd89" officeooo:paragraph-rsid="0014dd89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f9a71" officeooo:paragraph-rsid="001f9a71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1f9a71" officeooo:paragraph-rsid="001f9a71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normal" officeooo:rsid="0014dd89" officeooo:paragraph-rsid="0014dd8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2c3b6f" officeooo:paragraph-rsid="002c3b6f" style:font-size-asian="12pt" style:font-size-complex="12pt"/>
    </style:style>
    <style:style style:name="P7" style:family="paragraph" style:parent-style-name="Standard">
      <style:text-properties style:font-name="Arial" fo:font-size="12pt" officeooo:rsid="0014dd89" officeooo:paragraph-rsid="0014dd89" style:font-size-asian="12pt" style:font-size-complex="12pt"/>
    </style:style>
    <style:style style:name="P8" style:family="paragraph" style:parent-style-name="Standard">
      <style:text-properties style:font-name="Arial" fo:font-size="12pt" officeooo:rsid="00135a75" officeooo:paragraph-rsid="0014dd89" style:font-size-asian="12pt" style:font-size-complex="12pt"/>
    </style:style>
    <style:style style:name="P9" style:family="paragraph" style:parent-style-name="Standard">
      <style:text-properties style:font-name="Arial" fo:font-size="12pt" officeooo:rsid="00135a75" officeooo:paragraph-rsid="00135a75" style:font-size-asian="12pt" style:font-size-complex="12pt"/>
    </style:style>
    <style:style style:name="P10" style:family="paragraph" style:parent-style-name="Standard">
      <style:text-properties style:font-name="Arial" fo:font-size="12pt" officeooo:rsid="00185cc2" officeooo:paragraph-rsid="00185cc2" style:font-size-asian="12pt" style:font-size-complex="12pt"/>
    </style:style>
    <style:style style:name="P11" style:family="paragraph" style:parent-style-name="Standard">
      <style:text-properties style:font-name="Arial" fo:font-size="12pt" officeooo:rsid="001b5e30" officeooo:paragraph-rsid="001b5e30" style:font-size-asian="12pt" style:font-size-complex="12pt"/>
    </style:style>
    <style:style style:name="P12" style:family="paragraph" style:parent-style-name="Standard">
      <style:text-properties style:font-name="Arial" fo:font-size="12pt" officeooo:rsid="001b5e30" officeooo:paragraph-rsid="003e403d" style:font-size-asian="12pt" style:font-size-complex="12pt"/>
    </style:style>
    <style:style style:name="P13" style:family="paragraph" style:parent-style-name="Standard">
      <style:text-properties style:font-name="Arial" fo:font-size="12pt" officeooo:rsid="001c0562" officeooo:paragraph-rsid="001c0562" style:font-size-asian="12pt" style:font-size-complex="12pt"/>
    </style:style>
    <style:style style:name="P14" style:family="paragraph" style:parent-style-name="Standard">
      <style:text-properties style:font-name="Arial" fo:font-size="12pt" officeooo:rsid="001c0562" officeooo:paragraph-rsid="002deaf4" style:font-size-asian="12pt" style:font-size-complex="12pt"/>
    </style:style>
    <style:style style:name="P15" style:family="paragraph" style:parent-style-name="Standard">
      <style:text-properties style:font-name="Arial" fo:font-size="12pt" officeooo:rsid="001c0562" officeooo:paragraph-rsid="00334c34" style:font-size-asian="12pt" style:font-size-complex="12pt"/>
    </style:style>
    <style:style style:name="P16" style:family="paragraph" style:parent-style-name="Standard">
      <style:text-properties style:font-name="Arial" fo:font-size="12pt" officeooo:rsid="001cc3f2" officeooo:paragraph-rsid="001cc3f2" style:font-size-asian="12pt" style:font-size-complex="12pt"/>
    </style:style>
    <style:style style:name="P17" style:family="paragraph" style:parent-style-name="Standard">
      <style:text-properties style:font-name="Arial" fo:font-size="12pt" officeooo:rsid="001e85bf" officeooo:paragraph-rsid="001e85bf" style:font-size-asian="12pt" style:font-size-complex="12pt"/>
    </style:style>
    <style:style style:name="P18" style:family="paragraph" style:parent-style-name="Standard">
      <style:text-properties style:font-name="Arial" fo:font-size="12pt" officeooo:rsid="001e85bf" officeooo:paragraph-rsid="00334c34" style:font-size-asian="12pt" style:font-size-complex="12pt"/>
    </style:style>
    <style:style style:name="P19" style:family="paragraph" style:parent-style-name="Standard">
      <style:text-properties style:font-name="Arial" fo:font-size="12pt" officeooo:rsid="00264a0f" officeooo:paragraph-rsid="00264a0f" style:font-size-asian="12pt" style:font-size-complex="12pt"/>
    </style:style>
    <style:style style:name="P20" style:family="paragraph" style:parent-style-name="Standard">
      <style:text-properties style:font-name="Arial" fo:font-size="12pt" officeooo:rsid="0028af12" officeooo:paragraph-rsid="0028af12" style:font-size-asian="12pt" style:font-size-complex="12pt"/>
    </style:style>
    <style:style style:name="P21" style:family="paragraph" style:parent-style-name="Standard">
      <style:text-properties style:font-name="Arial" fo:font-size="12pt" officeooo:rsid="0028af12" officeooo:paragraph-rsid="001e85bf" style:font-size-asian="12pt" style:font-size-complex="12pt"/>
    </style:style>
    <style:style style:name="P22" style:family="paragraph" style:parent-style-name="Standard">
      <style:text-properties style:font-name="Arial" fo:font-size="12pt" officeooo:rsid="0028af12" officeooo:paragraph-rsid="00334c34" style:font-size-asian="12pt" style:font-size-complex="12pt"/>
    </style:style>
    <style:style style:name="P23" style:family="paragraph" style:parent-style-name="Standard">
      <style:text-properties style:font-name="Arial" fo:font-size="12pt" officeooo:rsid="0027cd2b" officeooo:paragraph-rsid="0027cd2b" style:font-size-asian="12pt" style:font-size-complex="12pt"/>
    </style:style>
    <style:style style:name="P24" style:family="paragraph" style:parent-style-name="Standard">
      <style:text-properties style:font-name="Arial" fo:font-size="12pt" officeooo:rsid="0037416c" officeooo:paragraph-rsid="0037416c" style:font-size-asian="12pt" style:font-size-complex="12pt"/>
    </style:style>
    <style:style style:name="P25" style:family="paragraph" style:parent-style-name="Standard">
      <style:text-properties style:font-name="Arial" fo:font-size="12pt" officeooo:rsid="003e403d" officeooo:paragraph-rsid="003e403d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pt" officeooo:rsid="004180ae" officeooo:paragraph-rsid="004180ae" style:font-size-asian="12pt" style:font-size-complex="12pt"/>
    </style:style>
    <style:style style:name="P27" style:family="paragraph" style:parent-style-name="Standard">
      <style:text-properties style:font-name="Arial" fo:font-size="12pt" fo:font-weight="bold" officeooo:rsid="001b5e30" officeooo:paragraph-rsid="001b5e30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Arial" fo:font-size="12pt" fo:font-weight="bold" officeooo:rsid="0014dd89" officeooo:paragraph-rsid="0014dd89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2pt" fo:font-weight="bold" officeooo:rsid="001c0562" officeooo:paragraph-rsid="002deaf4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Arial" fo:font-size="12pt" fo:font-weight="bold" officeooo:rsid="00185cc2" officeooo:paragraph-rsid="00185cc2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Arial" fo:font-size="12pt" fo:font-weight="bold" officeooo:rsid="0037416c" officeooo:paragraph-rsid="0037416c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Arial" fo:font-size="12pt" fo:font-weight="bold" officeooo:rsid="003e403d" officeooo:paragraph-rsid="003e403d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Arial" fo:font-size="12pt" fo:font-weight="bold" officeooo:rsid="001cc3f2" officeooo:paragraph-rsid="001cc3f2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Arial" fo:font-size="12pt" fo:font-weight="normal" officeooo:rsid="0014dd89" officeooo:paragraph-rsid="0014dd89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officeooo:rsid="00166468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333333" fo:font-size="9.75pt" fo:letter-spacing="normal" fo:font-style="normal" fo:font-weight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officeooo:rsid="00166468"/>
    </style:style>
    <style:style style:name="T8" style:family="text">
      <style:text-properties officeooo:rsid="002917f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officeooo:rsid="00307c52"/>
    </style:style>
    <style:style style:name="T12" style:family="text">
      <style:text-properties officeooo:rsid="0034cbb6"/>
    </style:style>
    <style:style style:name="T13" style:family="text">
      <style:text-properties officeooo:rsid="003af8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9">Tejas monpara</text:span></text:p>
      <text:p text:style-name="P6"><text:span text:style-name="T9"/></text:p>
      <text:p text:style-name="P6"><text:span text:style-name="T9">Exercise - 2</text:span> </text:p>
      <text:p text:style-name="P7"/>
      <text:p text:style-name="P7"/>
      <text:p text:style-name="P28">Code : 1</text:p>
      <text:p text:style-name="P5"><text:span text:style-name="T2"/></text:p>
      <text:p text:style-name="P34"><text:span text:style-name="T6">dir=$</text:span><text:span text:style-name="T7">3</text:span><text:line-break/><text:span text:style-name="T6">for file in `ls $</text:span><text:span text:style-name="T7">3</text:span><text:span text:style-name="T6">/*`</text:span><text:line-break/><text:span text:style-name="T6">do</text:span><text:line-break/><text:span text:style-name="T6">mv $file $file.new</text:span><text:line-break/><text:span text:style-name="T6">done</text:span></text:p>
      <text:p text:style-name="P34"><text:span text:style-name="T6"/></text:p>
      <text:p text:style-name="P7"><text:span text:style-name="T4"/></text:p>
      <text:p text:style-name="P2"/>
      <text:p text:style-name="P4">code 2:</text:p>
      <text:p text:style-name="P3"/>
      <text:p text:style-name="P3">#!/bin/bash</text:p>
      <text:p text:style-name="P3">path=$1</text:p>
      <text:p text:style-name="P3">for file in `ls $path | grep -e "$" -e "_" -e "#" -e "-"`</text:p>
      <text:p text:style-name="P3">do</text:p>
      <text:p text:style-name="P3">rm $file</text:p>
      <text:p text:style-name="P3">done</text:p>
      <text:p text:style-name="P1"/>
      <text:p text:style-name="P8"/>
      <text:p text:style-name="P9"/>
      <text:p text:style-name="P9"><text:span text:style-name="T9">Code : 3</text:span> </text:p>
      <text:p text:style-name="P9">#!/bin/bash</text:p>
      <text:p text:style-name="P9"/>
      <text:p text:style-name="P9">echo Enter 2 <text:s/>numbers with spaces in between</text:p>
      <text:p text:style-name="P9">read a b</text:p>
      <text:p text:style-name="P9">l=$a</text:p>
      <text:p text:style-name="P9">if [ $b -gt $l ]</text:p>
      <text:p text:style-name="P9">then</text:p>
      <text:p text:style-name="P9">l=$b</text:p>
      <text:p text:style-name="P9">fi</text:p>
      <text:p text:style-name="P9"/>
      <text:p text:style-name="P9"/>
      <text:p text:style-name="P9"/>
      <text:p text:style-name="P9">echo Addition: $(( $a + $b ))</text:p>
      <text:p text:style-name="P9">echo multiplication: $(( $a * $b ))</text:p>
      <text:p text:style-name="P9"/>
      <text:p text:style-name="P9">echo Lagest of $a $b is $l</text:p>
      <text:p text:style-name="P9"/>
      <text:p text:style-name="P9">if [ $a -lt 0 ]; then</text:p>
      <text:p text:style-name="P9">echo "a is negative"</text:p>
      <text:p text:style-name="P9">else</text:p>
      <text:p text:style-name="P9">echo "a is positive"</text:p>
      <text:p text:style-name="P9">fi</text:p>
      <text:p text:style-name="P9">if [ $b -lt 0 ]; then</text:p>
      <text:p text:style-name="P9">echo "b is negative"</text:p>
      <text:p text:style-name="P9">else</text:p>
      <text:p text:style-name="P9"><text:soft-page-break/>echo " b is positive " </text:p>
      <text:p text:style-name="P9">fi</text:p>
      <text:p text:style-name="P9"><text:s/></text:p>
      <text:p text:style-name="P9"/>
      <text:p text:style-name="P29"><text:span text:style-name="T11">code 4 :</text:span></text:p>
      <text:p text:style-name="P14"/>
      <text:p text:style-name="P14">#!/bin/bash</text:p>
      <text:p text:style-name="P14">echo "Enter no. of input"</text:p>
      <text:p text:style-name="P14">read n</text:p>
      <text:p text:style-name="P14">i=0</text:p>
      <text:p text:style-name="P14"/>
      <text:p text:style-name="P14">while [ $i -lt $n ] </text:p>
      <text:p text:style-name="P14">do</text:p>
      <text:p text:style-name="P14"><text:s/>read a[$i] </text:p>
      <text:p text:style-name="P14"><text:s text:c="3"/>i=`expr $i + 1` </text:p>
      <text:p text:style-name="P14">done</text:p>
      <text:p text:style-name="P14"/>
      <text:p text:style-name="P14">echo "input taken using the \"while loop\""</text:p>
      <text:p text:style-name="P14"/>
      <text:p text:style-name="P14">j=0</text:p>
      <text:p text:style-name="P14">until [ $j -gt $n ] </text:p>
      <text:p text:style-name="P14">do </text:p>
      <text:p text:style-name="P14">echo ${a[$j]}</text:p>
      <text:p text:style-name="P14"><text:s text:c="3"/>j=`expr $j + 1` </text:p>
      <text:p text:style-name="P14">done</text:p>
      <text:p text:style-name="P14"/>
      <text:p text:style-name="P14"/>
      <text:p text:style-name="P14">echo "input taken using the \"until loop\""</text:p>
      <text:p text:style-name="P14"/>
      <text:p text:style-name="P14">for num in "${a[@]}"</text:p>
      <text:p text:style-name="P14">do </text:p>
      <text:p text:style-name="P14">echo $num</text:p>
      <text:p text:style-name="P14">done</text:p>
      <text:p text:style-name="P14"/>
      <text:p text:style-name="P14">echo "input peinted using the \"for loop\""</text:p>
      <text:p text:style-name="P14"/>
      <text:p text:style-name="P14"/>
      <text:p text:style-name="P14"/>
      <text:p text:style-name="P30">code 5:</text:p>
      <text:p text:style-name="P10"/>
      <text:p text:style-name="P10">#!/bin/bash</text:p>
      <text:p text:style-name="P10"/>
      <text:p text:style-name="P10">s="$(ls -Art | tail -n 1)"</text:p>
      <text:p text:style-name="P10"/>
      <text:p text:style-name="P10">echo $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2">Code: 6</text:p>
      <text:p text:style-name="P25">#!/bin/bash</text:p>
      <text:p text:style-name="P25"/>
      <text:p text:style-name="P25"/>
      <text:p text:style-name="P25">total=0</text:p>
      <text:p text:style-name="P25"/>
      <text:p text:style-name="P25">totalword(){</text:p>
      <text:p text:style-name="P25">for file in $(ls *.txt)</text:p>
      <text:p text:style-name="P25">do</text:p>
      <text:p text:style-name="P25"><text:s/>if [ -f $file ]</text:p>
      <text:p text:style-name="P25"><text:s/>then { </text:p>
      <text:p text:style-name="P25"><text:s/>total=`expr $total + $(grep Linux $file | wc -w) ` </text:p>
      <text:p text:style-name="P25"><text:s text:c="2"/>} <text:s/></text:p>
      <text:p text:style-name="P25">else {</text:p>
      <text:p text:style-name="P25"><text:s text:c="2"/>cd $file</text:p>
      <text:p text:style-name="P25"><text:s text:c="2"/>totalword</text:p>
      <text:p text:style-name="P25"><text:tab/>cd ..</text:p>
      <text:p text:style-name="P25">}</text:p>
      <text:p text:style-name="P25">fi</text:p>
      <text:p text:style-name="P25">done</text:p>
      <text:p text:style-name="P25">}</text:p>
      <text:p text:style-name="P25">path=$(pwd)</text:p>
      <text:p text:style-name="P25">echo "the working directory is $path"</text:p>
      <text:p text:style-name="P25">cd $path</text:p>
      <text:p text:style-name="P25">totalword</text:p>
      <text:p text:style-name="P25">echo "total no. of Linux word is : $total" </text:p>
      <text:p text:style-name="P12"/>
      <text:p text:style-name="P11"/>
      <text:p text:style-name="P27"><text:span text:style-name="T12">code : </text:span>7</text:p>
      <text:p text:style-name="P11"/>
      <text:p text:style-name="P11">#!/bin/bash </text:p>
      <text:p text:style-name="P11"/>
      <text:p text:style-name="P11">k=$1</text:p>
      <text:p text:style-name="P11">read -p "Destination path" ds <text:s text:c="2"/>#des=destination foldername</text:p>
      <text:p text:style-name="P11">echo "$ds"</text:p>
      <text:p text:style-name="P11"/>
      <text:p text:style-name="P11">for file in `ls $1/*`</text:p>
      <text:p text:style-name="P11">do</text:p>
      <text:p text:style-name="P11">echo "$file"</text:p>
      <text:p text:style-name="P11">cp -r $file $ds</text:p>
      <text:p text:style-name="P11">done</text:p>
      <text:p text:style-name="P11"/>
      <text:p text:style-name="P11"/>
      <text:p text:style-name="P18"/>
      <text:p text:style-name="P31">code : 8</text:p>
      <text:p text:style-name="P24"/>
      <text:p text:style-name="P22">#!/bin/bash</text:p>
      <text:p text:style-name="P22"/>
      <text:p text:style-name="P22">a=$1</text:p>
      <text:p text:style-name="P22">echo "$a"</text:p>
      <text:p text:style-name="P22"><text:soft-page-break/>p="$(cat $a | head )"</text:p>
      <text:p text:style-name="P22">p2="$(cat $a | tail )"</text:p>
      <text:p text:style-name="P22">p3="$(head -8 $a | tail -5)"</text:p>
      <text:p text:style-name="P22">p4="$(tac $a | head -8 | tail -7)"</text:p>
      <text:p text:style-name="P22"/>
      <text:p text:style-name="P22"/>
      <text:p text:style-name="P22">echo "-----------First 10 lines -------------"</text:p>
      <text:p text:style-name="P22">echo "$p"</text:p>
      <text:p text:style-name="P22">echo "-----------Last 10 lines---------------"</text:p>
      <text:p text:style-name="P22">echo "$p2"</text:p>
      <text:p text:style-name="P22">echo "-----------3 to 8 lines----------------"</text:p>
      <text:p text:style-name="P22">echo "$p3"</text:p>
      <text:p text:style-name="P22">echo "---7 lines and start from second last line in reverse manner"</text:p>
      <text:p text:style-name="P22">echo "$p4"</text:p>
      <text:p text:style-name="P15"/>
      <text:p text:style-name="P13"/>
      <text:p text:style-name="P33"><text:span text:style-name="T13">code : </text:span>10</text:p>
      <text:p text:style-name="P17"/>
      <text:p text:style-name="P17">#!/bin/bash </text:p>
      <text:p text:style-name="P17">k=$1</text:p>
      <text:p text:style-name="P17">for file in `ls $k/*`</text:p>
      <text:p text:style-name="P17">do</text:p>
      <text:p text:style-name="P17">sea="$(grep -c "abc" $file)"</text:p>
      <text:p text:style-name="P17"/>
      <text:p text:style-name="P17">echo "$sea"</text:p>
      <text:p text:style-name="P17">if [ "$sea" -ne "0" ] ;then</text:p>
      <text:p text:style-name="P17">echo "$file"</text:p>
      <text:p text:style-name="P17">fi</text:p>
      <text:p text:style-name="P17"/>
      <text:p text:style-name="P17">done</text:p>
      <text:p text:style-name="P17"/>
      <text:p text:style-name="P21"/>
      <text:p text:style-name="P20"/>
      <text:p text:style-name="P20"/>
      <text:p text:style-name="P20"/>
      <text:p text:style-name="P23"/>
      <text:p text:style-name="P23"/>
      <text:p text:style-name="P17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OpenSansSemibold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7:55:51.097182133</meta:creation-date>
    <dc:date>2019-02-07T16:59:38.025526655</dc:date>
    <meta:editing-duration>PT3H16M51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4" meta:paragraph-count="121" meta:word-count="391" meta:character-count="1855" meta:non-whitespace-character-count="1553"/>
  </office:meta>
</office:document-meta>
</file>